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736in" fo:margin-left="0.1125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2083in"/>
    </style:style>
    <style:style style:name="Table1.C" style:family="table-column">
      <style:table-column-properties style:column-width="2.4063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.0715in"/>
    </style:style>
    <style:style style:name="Table1.1" style:family="table-row">
      <style:table-row-properties style:min-row-height="0.2396in"/>
    </style:style>
    <style:style style:name="Table1.A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2" style:family="table-cell">
      <style:table-cell-properties style:vertical-align="middle" fo:padding="0.0382in" fo:border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row-height="0.2in"/>
    </style:style>
    <style:style style:name="Table1.A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officeooo:paragraph-rsid="0162e0a8" style:font-size-asian="10pt" style:font-name-complex="Verdana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8pt" officeooo:paragraph-rsid="01152f27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8pt" officeooo:rsid="0181ec66" officeooo:paragraph-rsid="0181ec66" style:font-size-asian="8pt" style:font-name-complex="Verdana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font-weight="bold" officeooo:rsid="017f4625" officeooo:paragraph-rsid="017f462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bold" officeooo:rsid="012c7049" officeooo:paragraph-rsid="013946e3" style:font-size-asian="12pt" style:font-weight-asian="bold" style:font-name-complex="Verdana" style:font-size-complex="12pt" style:font-weight-complex="bold"/>
    </style:style>
    <style:style style:name="P7" style:family="paragraph" style:parent-style-name="Table_20_Contents">
      <style:text-properties style:font-name="Arial" fo:font-size="8pt" officeooo:paragraph-rsid="01184d57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officeooo:rsid="012e1a19" officeooo:paragraph-rsid="01385046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officeooo:rsid="017f4625" officeooo:paragraph-rsid="017f7981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17f7981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officeooo:rsid="017f7981" officeooo:paragraph-rsid="017f7981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officeooo:rsid="0183376b" officeooo:paragraph-rsid="0183376b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officeooo:paragraph-rsid="01844774"/>
    </style:style>
    <style:style style:name="P15" style:family="paragraph" style:parent-style-name="Table_20_Contents">
      <style:paragraph-properties fo:text-align="start" style:justify-single-word="false"/>
      <style:text-properties officeooo:paragraph-rsid="01854ea2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style:font-name="Arial" fo:font-size="9pt" officeooo:rsid="011a9970" style:font-size-asian="9pt" style:font-size-complex="9pt"/>
    </style:style>
    <style:style style:name="T3" style:family="text">
      <style:text-properties style:font-name="Arial" fo:font-size="9pt" officeooo:rsid="01844774" style:font-size-asian="9pt" style:font-size-complex="9pt"/>
    </style:style>
    <style:style style:name="T4" style:family="text">
      <style:text-properties style:font-name="Arial" fo:font-size="9pt" officeooo:rsid="01854ea2" style:font-size-asian="9pt" style:font-size-complex="9pt"/>
    </style:style>
    <style:style style:name="T5" style:family="text">
      <style:text-properties style:font-name="Arial" fo:font-size="9pt" officeooo:rsid="0185c09e" style:font-size-asian="9pt" style:font-size-complex="9pt"/>
    </style:style>
    <style:style style:name="T6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7" style:family="text">
      <style:text-properties officeooo:rsid="017f4625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Quotation Rejection Analysis for Period </text:p>
      <text:p text:style-name="P6"><text:s/><text:text-input text:description="&lt;formatLang(o.date_start,date = True) &gt;">start_date</text:text-input> to <text:text-input text:description="&lt;formatLang(o.date_stop,date = True) &gt;">end_date</text:text-input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columns-spanned="5" office:value-type="string">
              <text:p text:style-name="P13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12">SR. NO.</text:p>
            </table:table-cell>
            <table:table-cell table:style-name="Table1.A2" office:value-type="string">
              <text:p text:style-name="P10"><text:span text:style-name="T7">Marketing Zone</text:span>.</text:p>
            </table:table-cell>
            <table:table-cell table:style-name="Table1.A2" office:value-type="string">
              <text:p text:style-name="P9">Rejection Reason</text:p>
            </table:table-cell>
            <table:table-cell table:style-name="Table1.A2" office:value-type="string">
              <text:p text:style-name="P11">Total Quotation</text:p>
            </table:table-cell>
            <table:table-cell table:style-name="Table1.E2" office:value-type="string">
              <text:p text:style-name="P8"><text:span text:style-name="T7">Total </text:span>Amount </text:p>
            </table:table-cell>
          </table:table-row>
        </table:table-header-rows>
        <table:table-row>
          <table:table-cell table:style-name="Table1.A3" table:number-columns-spanned="5" office:value-type="string">
            <text:p text:style-name="P7"><text:span text:style-name="Source_20_Text"><text:span text:style-name="T1"><text:text-input text:description="&lt;for each=&quot;line in get_move_lines(o)&quot;&gt;">for loop start for move lines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4"><text:span text:style-name="Source_20_Text"><text:span text:style-name="T2"><text:text-input text:description="&lt;line['sr_no']&gt;">sr_no</text:text-input></text:span></text:span><text:span text:style-name="Source_20_Text"><text:span text:style-name="T2">.</text:span></text:span></text:p>
          </table:table-cell>
          <table:table-cell table:style-name="Table1.A4" office:value-type="string">
            <text:p text:style-name="P15"><text:span text:style-name="Source_20_Text"><text:span text:style-name="T3"><text:text-input text:description="&lt;line['marketing_zone']&gt;">makcketing_zone</text:text-input></text:span></text:span></text:p>
          </table:table-cell>
          <table:table-cell table:style-name="Table1.A4" office:value-type="string">
            <text:p text:style-name="P15"><text:span text:style-name="Source_20_Text"><text:span text:style-name="T4"><text:text-input text:description="&lt;line['rejection_reason']&gt;">rejection_reason</text:text-input></text:span></text:span></text:p>
          </table:table-cell>
          <table:table-cell table:style-name="Table1.A4" office:value-type="string">
            <text:p text:style-name="P15"><text:span text:style-name="Source_20_Text"><text:span text:style-name="T4"><text:text-input text:description="&lt;line['rejection_count']&gt;">rejection_count</text:text-input></text:span></text:span></text:p>
          </table:table-cell>
          <table:table-cell table:style-name="Table1.E4" office:value-type="string">
            <text:p text:style-name="P15"><text:span text:style-name="Source_20_Text"><text:span text:style-name="T5"><text:text-input text:description="&lt;line['rejection_amount']&gt;">rejection_amount</text:text-input></text:span></text:span></text:p>
          </table:table-cell>
        </table:table-row>
        <table:table-row>
          <table:table-cell table:style-name="Table1.A5" table:number-columns-spanned="5" office:value-type="string">
            <text:p text:style-name="P1"><text:span text:style-name="Source_20_Text"><text:span text:style-name="T1"><text:text-input text:description="&lt;/for&gt;">end for loop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5" office:value-type="string">
            <text:p text:style-name="P16">Printed on <text:date style:data-style-name="N79" text:date-value="2015-11-20T11:39:18.015880244">Friday 20 November 2015</text:date> at <text:time style:data-style-name="N42" text:time-value="2015-11-20T11:39:18.016031119">11:38 AM</text:time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1in" fo:margin-bottom="0.2in" fo:margin-left="0.5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402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11-20T11:39:17.853758154</dc:date>
    <meta:editing-duration>P3DT6H40S</meta:editing-duration>
    <meta:editing-cycles>1320</meta:editing-cycles>
    <meta:generator>LibreOffice/4.3.2.2$Linux_X86_64 LibreOffice_project/430m0$Build-2</meta:generator>
    <dc:creator>sandeep </dc:creator>
    <meta:document-statistic meta:table-count="1" meta:image-count="0" meta:object-count="0" meta:page-count="1" meta:paragraph-count="16" meta:word-count="64" meta:character-count="313" meta:non-whitespace-character-count="281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